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0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int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value is 102)</text:p>
        </text:list-item>
        <text:list-item>
          <text:p text:style-name="P3">Count how many times value 7 occurs in <text:span text:style-name="NormalTok">numbers</text:span>, then display that value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the following statements:</text:p>
      <text:list text:style-name="L3">
        <text:list-item>
          <text:p text:style-name="P4">Find the <text:span text:style-name="T1">index</text:span> of first 7, then display that index. If the value does not exist, display -1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 and assuming the program you implemented obtained the expected values, <text:span text:style-name="T1">ideally</text:span> the solution should still work even if the values stored in <text:span text:style-name="NormalTok">numbers</text:span> array change, or even if the array length changes.</text:p>
      <text:p text:style-name="Text_20_body">To test your solution, go back to the beginning of the program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644</text:p>
        </text:list-item>
        <text:list-item>
          <text:p text:style-name="P6">since 7 does not occur in the array anymore,</text:p>
          <text:list text:style-name="L5">
            <text:list-item>
              <text:p text:style-name="P7">count should be 0</text:p>
            </text:list-item>
            <text:list-item>
              <text:p text:style-name="P7">first index of 7 should be -1</text:p>
            </text:list-item>
          </text:list>
        </text:list-item>
        <text:list-item>
          <text:p text:style-name="P6">maximum value is now 92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 of lab, lets create two <text:span text:style-name="DataTypeTok">char</text:span> arrays, with following value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 following questions:</text:p>
      <text:list text:style-name="L6">
        <text:list-item>
          <text:p text:style-name="P10">Does value <text:span text:style-name="NormalTok">w</text:span> occur in both arrays (true/false)?</text:p>
        </text:list-item>
        <text:list-item>
          <text:p text:style-name="P10">What is the first value (searching left to right) that occurs in both arrays?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NormalTok">w</text:span> occur in both arrays -&gt; <text:span text:style-name="KeywordTok">false</text:span></text:p>
        </text:list-item>
        <text:list-item>
          <text:p text:style-name="P11">first value that occurs in both arrays -&gt; <text:span text:style-name="NormalTok">U</text:span></text:p>
        </text:list-item>
      </text:list>
      <text:p text:style-name="First_20_paragraph">Again, evaluate your work by changing the array initialization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, after changing array values, the program should not crash and should still produce correct results:</text:p>
      <text:list text:style-name="L8">
        <text:list-item>
          <text:p text:style-name="P14">Does <text:span text:style-name="NormalTok">w</text:span> occur in both arrays -&gt; <text:span text:style-name="KeywordTok">true</text:span></text:p>
        </text:list-item>
        <text:list-item>
          <text:p text:style-name="P14">first value that occurs in both arrays -&gt; <text:span text:style-name="NormalTok">P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0:26Z</meta:creation-date>
    <dc:date>2021-06-22T00:00:26Z</dc:date>
    <meta:user-defined meta:name="date" meta:value-type="string">June  21, 2021 (08:00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